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3" table:style-name="ta1">
        <table:shapes>
          <draw:frame draw:z-index="0" draw:style-name="gr1" draw:text-style-name="P1" svg:width="159.99mm" svg:height="89.99mm" svg:x="158.21mm" svg:y="0mm">
            <loext:p draw:notify-on-update-of-ranges="Sheet3.A1:Sheet3.A10 Sheet3.B1:Sheet3.B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23.7" calcext:value-type="float">
            <text:p>23,7</text:p>
          </table:table-cell>
          <table:table-cell office:value-type="float" office:value="26.5" calcext:value-type="float">
            <text:p>26,5</text:p>
          </table:table-cell>
        </table:table-row>
        <table:table-row table:style-name="ro1">
          <table:table-cell office:value-type="float" office:value="23.6" calcext:value-type="float">
            <text:p>23,6</text:p>
          </table:table-cell>
          <table:table-cell office:value-type="float" office:value="24.9" calcext:value-type="float">
            <text:p>24,9</text:p>
          </table:table-cell>
        </table:table-row>
        <table:table-row table:style-name="ro1">
          <table:table-cell office:value-type="float" office:value="24.9" calcext:value-type="float">
            <text:p>24,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.5" calcext:value-type="float">
            <text:p>24,5</text:p>
          </table:table-cell>
          <table:table-cell office:value-type="float" office:value="24.1" calcext:value-type="float">
            <text:p>24,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.8" calcext:value-type="float">
            <text:p>25,8</text:p>
          </table:table-cell>
        </table:table-row>
        <table:table-row table:style-name="ro1">
          <table:table-cell office:value-type="float" office:value="23.2" calcext:value-type="float">
            <text:p>23,2</text:p>
          </table:table-cell>
          <table:table-cell office:value-type="float" office:value="23.8" calcext:value-type="float">
            <text:p>23,8</text:p>
          </table:table-cell>
        </table:table-row>
        <table:table-row table:style-name="ro1">
          <table:table-cell office:value-type="float" office:value="22.9" calcext:value-type="float">
            <text:p>22,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.3" calcext:value-type="float">
            <text:p>23,3</text:p>
          </table:table-cell>
          <table:table-cell office:value-type="float" office:value="23.8" calcext:value-type="float">
            <text:p>23,8</text:p>
          </table:table-cell>
        </table:table-row>
        <table:table-row table:style-name="ro1">
          <table:table-cell office:value-type="float" office:value="23.8" calcext:value-type="float">
            <text:p>23,8</text:p>
          </table:table-cell>
          <table:table-cell office:value-type="float" office:value="25.2" calcext:value-type="float">
            <text:p>25,2</text:p>
          </table:table-cell>
        </table:table-row>
        <table:table-row table:style-name="ro1">
          <table:table-cell office:value-type="float" office:value="23.5" calcext:value-type="float">
            <text:p>23,5</text:p>
          </table:table-cell>
          <table:table-cell office:value-type="float" office:value="25.1" calcext:value-type="float">
            <text:p>25,1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«Avg A = »</text:p>
          </table:table-cell>
          <table:table-cell table:formula="of:=AVERAGE([.A1:.A11])" office:value-type="float" office:value="23.64" calcext:value-type="float">
            <text:p>23,64</text:p>
          </table:table-cell>
        </table:table-row>
        <table:table-row table:style-name="ro1">
          <table:table-cell office:value-type="string" calcext:value-type="string">
            <text:p>«Avg B = »</text:p>
          </table:table-cell>
          <table:table-cell table:formula="of:=AVERAGE([.B1:.B12])" office:value-type="float" office:value="25.12" calcext:value-type="float">
            <text:p>25,1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«Disp A = »</text:p>
          </table:table-cell>
          <table:table-cell table:formula="of:=VAR([.A1:.A11])" office:value-type="float" office:value="0.404888888888889" calcext:value-type="float">
            <text:p>0,4048888889</text:p>
          </table:table-cell>
        </table:table-row>
        <table:table-row table:style-name="ro1">
          <table:table-cell office:value-type="string" calcext:value-type="string">
            <text:p>«Disp B = »</text:p>
          </table:table-cell>
          <table:table-cell table:formula="of:=VAR([.B1:.B12])" office:value-type="float" office:value="0.943999999999999" calcext:value-type="float">
            <text:p>0,94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«AvgMist A = »</text:p>
          </table:table-cell>
          <table:table-cell table:formula="of:=SQRT([.B17]/10)" office:value-type="float" office:value="0.201218510303821" calcext:value-type="float">
            <text:p>0,2012185103</text:p>
          </table:table-cell>
        </table:table-row>
        <table:table-row table:style-name="ro1">
          <table:table-cell office:value-type="string" calcext:value-type="string">
            <text:p>«AvgMist B = »</text:p>
          </table:table-cell>
          <table:table-cell table:formula="of:=SQRT([.B18]/10)" office:value-type="float" office:value="0.307245829914744" calcext:value-type="float">
            <text:p>0,307245829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«AvgDiff = »</text:p>
          </table:table-cell>
          <table:table-cell table:formula="of:=ABS([.B14]-[.B15])" office:value-type="float" office:value="1.48" calcext:value-type="float">
            <text:p>1,4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«DiffMist = »</text:p>
          </table:table-cell>
          <table:table-cell table:formula="of:=SQRT(([.B17]/10)+([.B18]/10))" office:value-type="float" office:value="0.367272227222382" calcext:value-type="float">
            <text:p>0,367272227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«Rel = »</text:p>
          </table:table-cell>
          <table:table-cell table:formula="of:= [.B23]/[.B25]" office:value-type="float" office:value="4.02970845683865" calcext:value-type="float">
            <text:p>4,029708456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«DegOfFree = »</text:p>
          </table:table-cell>
          <table:table-cell table:formula="of:=10+10-2" office:value-type="float" office:value="18" calcext:value-type="float">
            <text:p>18</text:p>
          </table:table-cell>
        </table:table-row>
      </table:table>
      <table:table table:name="Sheet2" table:style-name="ta1">
        <table:shapes>
          <draw:frame draw:z-index="0" draw:style-name="gr1" draw:text-style-name="P1" svg:width="159.99mm" svg:height="89.99mm" svg:x="158.21mm" svg:y="0mm">
            <loext:p draw:notify-on-update-of-ranges="Sheet2.A1:Sheet2.A10 Sheet2.B1:Sheet2.B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.4" calcext:value-type="float">
            <text:p>9,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.5" calcext:value-type="float">
            <text:p>30,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.1" calcext:value-type="float">
            <text:p>27,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.7" calcext:value-type="float">
            <text:p>11,7</text:p>
          </table:table-cell>
          <table:table-cell office:value-type="float" office:value="38.8" calcext:value-type="float">
            <text:p>38,8</text:p>
          </table:table-cell>
        </table:table-row>
        <table:table-row table:style-name="ro1">
          <table:table-cell office:value-type="float" office:value="20.5" calcext:value-type="float">
            <text:p>20,5</text:p>
          </table:table-cell>
          <table:table-cell office:value-type="float" office:value="9.6" calcext:value-type="float">
            <text:p>9,6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24.5" calcext:value-type="float">
            <text:p>24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9.5" calcext:value-type="float">
            <text:p>39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.6" calcext:value-type="float">
            <text:p>22,6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«Avg A = »</text:p>
          </table:table-cell>
          <table:table-cell table:formula="of:=AVERAGE([.A1:.A11])" office:value-type="float" office:value="17.95" calcext:value-type="float">
            <text:p>17,95</text:p>
          </table:table-cell>
        </table:table-row>
        <table:table-row table:style-name="ro1">
          <table:table-cell office:value-type="string" calcext:value-type="string">
            <text:p>«Avg B = »</text:p>
          </table:table-cell>
          <table:table-cell table:formula="of:=AVERAGE([.B1:.B12])" office:value-type="float" office:value="25.25" calcext:value-type="float">
            <text:p>25,2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«Disp A = »</text:p>
          </table:table-cell>
          <table:table-cell table:formula="of:=VAR([.A1:.A11])" office:value-type="float" office:value="104.978333333333" calcext:value-type="float">
            <text:p>104,9783333333</text:p>
          </table:table-cell>
        </table:table-row>
        <table:table-row table:style-name="ro1">
          <table:table-cell office:value-type="string" calcext:value-type="string">
            <text:p>«Disp B = »</text:p>
          </table:table-cell>
          <table:table-cell table:formula="of:=VAR([.B1:.B12])" office:value-type="float" office:value="140.556111111111" calcext:value-type="float">
            <text:p>140,556111111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«AvgMist A = »</text:p>
          </table:table-cell>
          <table:table-cell table:formula="of:=SQRT([.B17]/10)" office:value-type="float" office:value="3.24003600803036" calcext:value-type="float">
            <text:p>3,240036008</text:p>
          </table:table-cell>
        </table:table-row>
        <table:table-row table:style-name="ro1">
          <table:table-cell office:value-type="string" calcext:value-type="string">
            <text:p>«AvgMist B = »</text:p>
          </table:table-cell>
          <table:table-cell table:formula="of:=SQRT([.B18]/10)" office:value-type="float" office:value="3.74908136896375" calcext:value-type="float">
            <text:p>3,74908136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«AvgDiff = »</text:p>
          </table:table-cell>
          <table:table-cell table:formula="of:=ABS([.B14]-[.B15])" office:value-type="float" office:value="7.3" calcext:value-type="float">
            <text:p>7,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«DiffMist = »</text:p>
          </table:table-cell>
          <table:table-cell table:formula="of:=SQRT(([.B17]/10)+([.B18]/10))" office:value-type="float" office:value="4.95514323147621" calcext:value-type="float">
            <text:p>4,955143231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«Rel = »</text:p>
          </table:table-cell>
          <table:table-cell table:formula="of:= [.B23]/[.B25]" office:value-type="float" office:value="1.47321674853488" calcext:value-type="float">
            <text:p>1,473216748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«DegOfFree = »</text:p>
          </table:table-cell>
          <table:table-cell table:formula="of:=10+10-2" office:value-type="float" office:value="18" calcext:value-type="float">
            <text:p>18</text:p>
          </table:table-cell>
        </table:table-row>
      </table:table>
      <table:table table:name="Sheet1" table:style-name="ta1">
        <table:shapes>
          <draw:frame draw:z-index="0" draw:style-name="gr1" draw:text-style-name="P1" svg:width="159.99mm" svg:height="89.99mm" svg:x="158.21mm" svg:y="0.47mm">
            <loext:p draw:notify-on-update-of-ranges="Sheet1.A1:Sheet1.A12 Sheet1.B1:Sheet1.B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6.6" calcext:value-type="float">
            <text:p>16,6</text:p>
          </table:table-cell>
          <table:table-cell office:value-type="float" office:value="26.5" calcext:value-type="float">
            <text:p>26,5</text:p>
          </table:table-cell>
        </table:table-row>
        <table:table-row table:style-name="ro1">
          <table:table-cell office:value-type="float" office:value="18.3" calcext:value-type="float">
            <text:p>18,3</text:p>
          </table:table-cell>
          <table:table-cell office:value-type="float" office:value="24.9" calcext:value-type="float">
            <text:p>24,9</text:p>
          </table:table-cell>
        </table:table-row>
        <table:table-row table:style-name="ro1">
          <table:table-cell office:value-type="float" office:value="16.5" calcext:value-type="float">
            <text:p>16,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.7" calcext:value-type="float">
            <text:p>17,7</text:p>
          </table:table-cell>
          <table:table-cell office:value-type="float" office:value="24.1" calcext:value-type="float">
            <text:p>24,1</text:p>
          </table:table-cell>
        </table:table-row>
        <table:table-row table:style-name="ro1">
          <table:table-cell office:value-type="float" office:value="19.8" calcext:value-type="float">
            <text:p>19,8</text:p>
          </table:table-cell>
          <table:table-cell office:value-type="float" office:value="24.7" calcext:value-type="float">
            <text:p>24,7</text:p>
          </table:table-cell>
        </table:table-row>
        <table:table-row table:style-name="ro1">
          <table:table-cell office:value-type="float" office:value="16.6" calcext:value-type="float">
            <text:p>16,6</text:p>
          </table:table-cell>
          <table:table-cell office:value-type="float" office:value="23.8" calcext:value-type="float">
            <text:p>23,8</text:p>
          </table:table-cell>
        </table:table-row>
        <table:table-row table:style-name="ro1">
          <table:table-cell office:value-type="float" office:value="18.9" calcext:value-type="float">
            <text:p>18,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.2" calcext:value-type="float">
            <text:p>19,2</text:p>
          </table:table-cell>
          <table:table-cell office:value-type="float" office:value="23.8" calcext:value-type="float">
            <text:p>23,8</text:p>
          </table:table-cell>
        </table:table-row>
        <table:table-row table:style-name="ro1">
          <table:table-cell office:value-type="float" office:value="19.8" calcext:value-type="float">
            <text:p>19,8</text:p>
          </table:table-cell>
          <table:table-cell office:value-type="float" office:value="25.2" calcext:value-type="float">
            <text:p>25,2</text:p>
          </table:table-cell>
        </table:table-row>
        <table:table-row table:style-name="ro1">
          <table:table-cell office:value-type="float" office:value="16.8" calcext:value-type="float">
            <text:p>16,8</text:p>
          </table:table-cell>
          <table:table-cell office:value-type="float" office:value="25.1" calcext:value-type="float">
            <text:p>25,1</text:p>
          </table:table-cell>
        </table:table-row>
        <table:table-row table:style-name="ro1">
          <table:table-cell office:value-type="float" office:value="17.7" calcext:value-type="float">
            <text:p>17,7</text:p>
          </table:table-cell>
          <table:table-cell office:value-type="float" office:value="24.8" calcext:value-type="float">
            <text:p>24,8</text:p>
          </table:table-cell>
        </table:table-row>
        <table:table-row table:style-name="ro1">
          <table:table-cell/>
          <table:table-cell office:value-type="float" office:value="28.7" calcext:value-type="float">
            <text:p>28,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«Avg A = »</text:p>
          </table:table-cell>
          <table:table-cell table:formula="of:=AVERAGE([.A1:.A11])" office:value-type="float" office:value="17.9909090909091" calcext:value-type="float">
            <text:p>17,9909090909</text:p>
          </table:table-cell>
        </table:table-row>
        <table:table-row table:style-name="ro1">
          <table:table-cell office:value-type="string" calcext:value-type="string">
            <text:p>«Avg B = »</text:p>
          </table:table-cell>
          <table:table-cell table:formula="of:=AVERAGE([.B1:.B12])" office:value-type="float" office:value="25.3" calcext:value-type="float">
            <text:p>25,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«Disp A = »</text:p>
          </table:table-cell>
          <table:table-cell table:formula="of:=VAR([.A1:.A11])" office:value-type="float" office:value="1.66090909090909" calcext:value-type="float">
            <text:p>1,6609090909</text:p>
          </table:table-cell>
        </table:table-row>
        <table:table-row table:style-name="ro1">
          <table:table-cell office:value-type="string" calcext:value-type="string">
            <text:p>«Disp B = »</text:p>
          </table:table-cell>
          <table:table-cell table:formula="of:=VAR([.B1:.B12])" office:value-type="float" office:value="1.88545454545454" calcext:value-type="float">
            <text:p>1,885454545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«AvgMist A = »</text:p>
          </table:table-cell>
          <table:table-cell table:formula="of:=SQRT([.B17]/11)" office:value-type="float" office:value="0.388576550421136" calcext:value-type="float">
            <text:p>0,3885765504</text:p>
          </table:table-cell>
        </table:table-row>
        <table:table-row table:style-name="ro1">
          <table:table-cell office:value-type="string" calcext:value-type="string">
            <text:p>«AvgMist B = »</text:p>
          </table:table-cell>
          <table:table-cell table:formula="of:=SQRT([.B18]/12)" office:value-type="float" office:value="0.396385181510626" calcext:value-type="float">
            <text:p>0,396385181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«AvgDiff = »</text:p>
          </table:table-cell>
          <table:table-cell table:formula="of:=ABS([.B14]-[.B15])" office:value-type="float" office:value="7.30909090909091" calcext:value-type="float">
            <text:p>7,309090909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«DiffMist = »</text:p>
          </table:table-cell>
          <table:table-cell table:formula="of:=SQRT(([.B17]/11)+([.B18]/12))" office:value-type="float" office:value="0.555079226469881" calcext:value-type="float">
            <text:p>0,555079226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«Rel = »</text:p>
          </table:table-cell>
          <table:table-cell table:formula="of:= [.B23]/[.B25]" office:value-type="float" office:value="13.1676534817818" calcext:value-type="float">
            <text:p>13,167653481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«DegOfFree = »</text:p>
          </table:table-cell>
          <table:table-cell table:formula="of:=11+12-2"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«Stud(21, 0.05) = »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15:27:09.302000000</meta:creation-date>
    <dc:date>2017-10-30T16:13:15.575000000</dc:date>
    <meta:editing-duration>PT46M3S</meta:editing-duration>
    <meta:editing-cycles>12</meta:editing-cycles>
    <meta:generator>LibreOffice/5.0.2.2$Windows_X86_64 LibreOffice_project/37b43f919e4de5eeaca9b9755ed688758a8251fe</meta:generator>
    <meta:document-statistic meta:table-count="3" meta:cell-count="12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37cm" svg:y="3.952cm" style:legend-expansion="high" chart:style-name="ch2"/>
        <chart:plot-area chart:style-name="ch3" table:cell-range-address="Sheet3.A1:Sheet3.B10" svg:x="0.32cm" svg:y="0.18cm" svg:width="13.097cm" svg:height="8.64cm">
          <chartooo:coordinate-region svg:x="0.941cm" svg:y="0.379cm" svg:width="12.28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A1:Sheet3.A10" chart:class="chart:line">
            <chart:data-point chart:repeated="10"/>
          </chart:series>
          <chart:series chart:style-name="ch8" chart:values-cell-range-address="Sheet3.B1:Sheet3.B10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.7">
                <text:p>23.7</text:p>
                <draw:g>
                  <svg:desc>Sheet3.A1:Sheet3.A10</svg:desc>
                </draw:g>
              </table:table-cell>
              <table:table-cell office:value-type="float" office:value="26.5">
                <text:p>26.5</text:p>
                <draw:g>
                  <svg:desc>Sheet3.B1:Sheet3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6">
                <text:p>23.6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9">
                <text:p>24.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5">
                <text:p>24.5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.2">
                <text:p>23.2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9">
                <text:p>22.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3">
                <text:p>23.3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.8">
                <text:p>23.8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.5">
                <text:p>23.5</text:p>
              </table:table-cell>
              <table:table-cell office:value-type="float" office:value="25.1">
                <text:p>25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_64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37cm" svg:y="3.952cm" style:legend-expansion="high" chart:style-name="ch2"/>
        <chart:plot-area chart:style-name="ch3" table:cell-range-address="Sheet2.A1:Sheet2.B10" svg:x="0.32cm" svg:y="0.18cm" svg:width="13.097cm" svg:height="8.64cm">
          <chartooo:coordinate-region svg:x="0.941cm" svg:y="0.379cm" svg:width="12.28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1:Sheet2.A10" chart:class="chart:line">
            <chart:data-point chart:repeated="10"/>
          </chart:series>
          <chart:series chart:style-name="ch7" chart:values-cell-range-address="Sheet2.B1:Sheet2.B10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">
                <text:p>29</text:p>
                <draw:g>
                  <svg:desc>Sheet2.A1:Sheet2.A10</svg:desc>
                </draw:g>
              </table:table-cell>
              <table:table-cell office:value-type="float" office:value="9.4">
                <text:p>9.4</text:p>
                <draw:g>
                  <svg:desc>Sheet2.B1:Sheet2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5">
                <text:p>30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7">
                <text:p>11.7</text:p>
              </table:table-cell>
              <table:table-cell office:value-type="float" office:value="38.8">
                <text:p>38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.5">
                <text:p>20.5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2.6">
                <text:p>22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_64 LibreOffice_project/37b43f919e4de5eeaca9b9755ed688758a8251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37cm" svg:y="3.952cm" style:legend-expansion="high" chart:style-name="ch2"/>
        <chart:plot-area chart:style-name="ch3" table:cell-range-address="Sheet1.A1:Sheet1.B12" svg:x="0.32cm" svg:y="0.18cm" svg:width="13.097cm" svg:height="8.64cm">
          <chartooo:coordinate-region svg:x="0.941cm" svg:y="0.379cm" svg:width="12.28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12" chart:class="chart:line">
            <chart:data-point chart:repeated="12"/>
          </chart:series>
          <chart:series chart:style-name="ch7" chart:values-cell-range-address="Sheet1.B1:Sheet1.B12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6">
                <text:p>16.6</text:p>
                <draw:g>
                  <svg:desc>Sheet1.A1:Sheet1.A12</svg:desc>
                </draw:g>
              </table:table-cell>
              <table:table-cell office:value-type="float" office:value="26.5">
                <text:p>26.5</text:p>
                <draw:g>
                  <svg:desc>Sheet1.B1:Sheet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3">
                <text:p>18.3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5">
                <text:p>16.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.7">
                <text:p>17.7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8">
                <text:p>19.8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6">
                <text:p>16.6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.9">
                <text:p>18.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2">
                <text:p>19.2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8">
                <text:p>19.8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8">
                <text:p>16.8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.7">
                <text:p>17.7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8.7">
                <text:p>28.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_64 LibreOffice_project/37b43f919e4de5eeaca9b9755ed688758a8251f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